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文泉驿等宽正黑" svg:font-family="文泉驿等宽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size="17.1000003814697pt" style:font-size-asian="15pt" style:font-size-complex="17.1000003814697pt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Standard">
      <style:paragraph-properties fo:text-align="center" style:justify-single-word="false"/>
      <style:text-properties fo:font-size="17.1000003814697pt" style:font-size-asian="15pt" style:font-size-complex="17.1000003814697pt"/>
    </style:style>
    <style:style style:name="P4" style:family="paragraph" style:parent-style-name="Standard">
      <style:paragraph-properties fo:text-align="start" style:justify-single-word="false"/>
      <style:text-properties fo:font-size="17.1000003814697pt" style:font-size-asian="15pt" style:font-size-complex="17.100000381469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riftBuch图书搜索功能模块设计</text:p>
      <text:p text:style-name="P3"/>
      <text:p text:style-name="P4">一、功能概述</text:p>
      <text:p text:style-name="P4"><text:s text:c="7"/>模块包括两部分，第一部分是用户搜索站内存留的图书信息，浏览相关内容，第二部分是用户在发布漂书信息时，向豆瓣查询相关图书信息。</text:p>
      <text:p text:style-name="P4"/>
      <text:p text:style-name="P4">二、数据模型与操作说明</text:p>
      <text:p text:style-name="P4"/>
      <text:p text:style-name="P4"><text:s text:c="7"/>图书信息由以下几张表组成：</text:p>
      <text:p text:style-name="P4"/>
      <text:p text:style-name="P4">1）评分：</text:p>
      <text:p text:style-name="P4"><text:s text:c="7"/>max: integer</text:p>
      <text:p text:style-name="P4"><text:s text:c="7"/>average: float</text:p>
      <text:p text:style-name="P4"><text:s text:c="7"/>numRaters: integer</text:p>
      <text:p text:style-name="P4"><text:s text:c="7"/>min: integer</text:p>
      <text:p text:style-name="P4"/>
      <text:p text:style-name="P4">2）作者：</text:p>
      <text:p text:style-name="P4"><text:s text:c="6"/>name: string</text:p>
      <text:p text:style-name="P4"/>
      <text:p text:style-name="P4">3）属性：</text:p>
      <text:p text:style-name="P4"><text:s text:c="7"/>publisher: string</text:p>
      <text:p text:style-name="P4"><text:s text:c="7"/>author-intro: string</text:p>
      <text:p text:style-name="P4"><text:s text:c="7"/>pubdate: datetime</text:p>
      <text:p text:style-name="P4"><text:s text:c="7"/>author: string</text:p>
      <text:p text:style-name="P4"><text:s text:c="7"/>price: string</text:p>
      <text:p text:style-name="P4"><text:s text:c="7"/>title: string</text:p>
      <text:p text:style-name="P4"><text:s text:c="7"/>translator: string</text:p>
      <text:p text:style-name="P4"><text:s text:c="7"/>page: integer</text:p>
      <text:p text:style-name="P4"/>
      <text:p text:style-name="P4">4）标签：</text:p>
      <text:p text:style-name="P4"><text:soft-page-break/><text:s text:c="7"/>count: string</text:p>
      <text:p text:style-name="P4"><text:s text:c="7"/>name: string</text:p>
      <text:p text:style-name="P4"/>
      <text:p text:style-name="P4">5）图书信息：</text:p>
      <text:p text:style-name="P4"><text:s text:c="7"/>rating: integer</text:p>
      <text:p text:style-name="P4"><text:s text:c="7"/>alt_title: string</text:p>
      <text:p text:style-name="P4"><text:s text:c="7"/>image: string</text:p>
      <text:p text:style-name="P4"><text:s text:c="7"/>title: string</text:p>
      <text:p text:style-name="P4"><text:s text:c="7"/>mobile_link: string</text:p>
      <text:p text:style-name="P4"><text:s text:c="7"/>summary: string</text:p>
      <text:p text:style-name="P4"><text:s text:c="7"/>attrs: integer</text:p>
      <text:p text:style-name="P4"><text:s text:c="7"/>alt: string</text:p>
      <text:p text:style-name="P4"><text:s text:c="7"/>id: string</text:p>
      <text:p text:style-name="P4"/>
      <text:p text:style-name="P4">以下为摘自豆瓣开发文档的图书信息实例：</text:p>
      <text:p text:style-name="P4"/>
      <text:p text:style-name="P1"><text:span text:style-name="Source_20_Text">{</text:span></text:p>
      <text:p text:style-name="Preformatted_20_Text"><text:span text:style-name="Source_20_Text"><text:s text:c="4"/>"rating":{"max":10,"average":"0.0","numRaters":20,"min":0},</text:span></text:p>
      <text:p text:style-name="Preformatted_20_Text"><text:span text:style-name="Source_20_Text"><text:s text:c="4"/>"author":[{"name":"[法] 圣埃克苏佩里"}],</text:span></text:p>
      <text:p text:style-name="Preformatted_20_Text"><text:span text:style-name="Source_20_Text"><text:s text:c="4"/>"alt_title":"",</text:span></text:p>
      <text:p text:style-name="Preformatted_20_Text"><text:span text:style-name="Source_20_Text"><text:s text:c="4"/>"image":"http:\/\/img1.douban.com\/spic\/s11317186.jpg",</text:span></text:p>
      <text:p text:style-name="Preformatted_20_Text"><text:span text:style-name="Source_20_Text"><text:s text:c="4"/>"title":"小王子",</text:span></text:p>
      <text:p text:style-name="Preformatted_20_Text"><text:span text:style-name="Source_20_Text"><text:s text:c="4"/>"mobile_link":"http:\/\/m.douban.com\/book\/subject\/10000038\/",</text:span></text:p>
      <text:p text:style-name="Preformatted_20_Text"><text:span text:style-name="Source_20_Text"><text:s text:c="4"/>"summary":"小王子是一个超凡脱俗的仙童，他住在一颗只比他大一丁点儿的小行星上。陪伴他的是一朵他非常喜爱的小玫瑰花。但玫瑰花的虚荣心伤害了小王子对她的感情。小王子告别小行星，开始了遨游太空的旅行。他先后访问了六个行星，各种见闻使他陷入忧伤，他感到大人们荒唐可笑、太不正常。只有在其中一个点灯人的星球上，小王子才找到一个可以作为朋友的人。但点灯人的天地又十分狭小，除了点灯人他自己，不能容下第二个人。在地理学家的指点下，孤单的小王子来到人类居住的地球。\n小王子发现人类缺乏想象力，只知像鹦鹉那样重复别人讲过的话。小王子这时越来越思念自己星球上的那枝小玫瑰。后来，小王子遇到一只小狐狸，小王子用耐心征服了小狐狸，与它结成了亲密的朋友。小狐狸把自己心中的秘密——肉眼看不见事务的本质，只有用心灵才能洞察一切——作为礼物，送给小王子。用这个秘密，小王子在撒哈拉大沙漠与遇险的飞行员一起找到了生命的泉水。最后，小王子在蛇的帮助下离开地球，重新回到他的B612号小行星上。童话描写小王子没有被成人那骗人的世界所征服，而最终找到自己的理想。这理想就是连结宇宙万物的爱，而这种爱又是世间所缺少的。因此，小王子常常流露出一种伤感的情绪。作者圣埃克絮佩里在献辞中说：这本书是献给长成了大人的从前那个孩子。\n《小王子》不仅赢得了儿童读者，也为成年人所喜爱，作品凝练的语言渗透了作者对人类及人类文明深邃的思索。它所表现出的讽刺与幻想，真情与哲理，使之成为法国乃至世界上最</text:span><text:soft-page-break/><text:span text:style-name="Source_20_Text">为著名的一部童话小说。",</text:span></text:p>
      <text:p text:style-name="Preformatted_20_Text"><text:span text:style-name="Source_20_Text"><text:s text:c="4"/>"attrs":{</text:span></text:p>
      <text:p text:style-name="Preformatted_20_Text"><text:span text:style-name="Source_20_Text"><text:s text:c="8"/>"publisher":["人民文学出版社"],</text:span></text:p>
      <text:p text:style-name="Preformatted_20_Text"><text:span text:style-name="Source_20_Text"><text:s text:c="8"/>"author-intro":["安托万·德·圣埃克苏佩里（Antoine de Saint-Exupery, 1900-1944）1900 年6月29日出生在法国里昂。他曾经有志于报考海军学院，未能如愿，却有幸成了空军的一员。1923年退役后，先后从事过各种不同的职业。\n1926年，圣埃克苏佩里进入拉泰科埃尔航空公司。在此期间，出版小说《南方邮件》（1929）、《夜航》（1931），从此他在文学上声誉鹊起。1939年，又一部作品《人的大地》问世。\n第二次世界大战期间他重入法国空军。后辗转去纽约开始流亡生活。在这期间，写出《空军飞行员》、《给一个人质的信》、《小王子》（1943）等作品。1944年返回同盟国地中海空军部队。在当年7月31日的一次飞行任务中，他驾驶飞机飞上湛蓝的天空，就此再也没有回来。"],</text:span></text:p>
      <text:p text:style-name="Preformatted_20_Text"><text:span text:style-name="Source_20_Text"><text:s text:c="8"/>"pubdate":["2003-8"],</text:span></text:p>
      <text:p text:style-name="Preformatted_20_Text"><text:span text:style-name="Source_20_Text"><text:s text:c="8"/>"author":["[法] 圣埃克苏佩里"],</text:span></text:p>
      <text:p text:style-name="Preformatted_20_Text"><text:span text:style-name="Source_20_Text"><text:s text:c="8"/>"price":["22.00元"],</text:span></text:p>
      <text:p text:style-name="Preformatted_20_Text"><text:span text:style-name="Source_20_Text"><text:s text:c="8"/>"title":["小王子"],</text:span></text:p>
      <text:p text:style-name="Preformatted_20_Text"><text:span text:style-name="Source_20_Text"><text:s text:c="8"/>"binding":["平装"],</text:span></text:p>
      <text:p text:style-name="Preformatted_20_Text"><text:span text:style-name="Source_20_Text"><text:s text:c="8"/>"translator":["马振聘"],</text:span></text:p>
      <text:p text:style-name="Preformatted_20_Text"><text:span text:style-name="Source_20_Text"><text:s text:c="8"/>"pages":["97"]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alt":"http:\/\/book.douban.com\/book\/10000038",</text:span></text:p>
      <text:p text:style-name="Preformatted_20_Text"><text:span text:style-name="Source_20_Text"><text:s text:c="4"/>"id":10000038,</text:span></text:p>
      <text:p text:style-name="Preformatted_20_Text"><text:span text:style-name="Source_20_Text"><text:s text:c="4"/>"tags":[</text:span></text:p>
      <text:p text:style-name="Preformatted_20_Text"><text:span text:style-name="Source_20_Text"><text:s text:c="8"/>{"count":20,"name":"经典"},</text:span></text:p>
      <text:p text:style-name="Preformatted_20_Text"><text:span text:style-name="Source_20_Text"><text:s text:c="8"/>{"count":20,"name":"小说"}</text:span></text:p>
      <text:p text:style-name="Preformatted_20_Text"><text:span text:style-name="Source_20_Text"><text:s text:c="4"/>]</text:span></text:p>
      <text:p text:style-name="P2"><text:span text:style-name="Source_20_Text">}</text:span></text:p>
      <text:p text:style-name="P4">操作说明</text:p>
      <text:p text:style-name="P4"><text:s text:c="7"/>查询图书信息的操作相对都比较简单，用户可以选择书名，作者，出版社，ISBN号进行查询，查询获得的结果将罗列在页面，供用户进一步筛选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文泉驿等宽正黑" svg:font-family="文泉驿等宽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size="10pt" style:font-name-asian="文泉驿等宽正黑" style:font-size-asian="10pt" style:font-name-complex="Liberation Mono" style:font-size-complex="10pt"/>
    </style:style>
    <style:style style:name="Source_20_Text" style:display-name="Source Text" style:family="text">
      <style:text-properties style:font-name="Liberation Mono" style:font-name-asian="文泉驿等宽正黑" style:font-name-complex="Liberation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g Chao</meta:initial-creator>
    <meta:creation-date>2012-09-11T21:54:41</meta:creation-date>
    <dc:date>2012-09-16T09:47:12</dc:date>
    <dc:creator>Deng Chao</dc:creator>
    <meta:editing-duration>PT3H49M31S</meta:editing-duration>
    <meta:editing-cycles>5</meta:editing-cycles>
    <meta:generator>LibreOffice/3.5$Linux_X86_64 LibreOffice_project/350m1$Build-403</meta:generator>
    <meta:document-statistic meta:table-count="0" meta:image-count="0" meta:object-count="0" meta:page-count="3" meta:paragraph-count="63" meta:word-count="171" meta:character-count="2433" meta:non-whitespace-character-count="2109"/>
  </office:meta>
</office:document-meta>
</file>